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Loma" svg:font-family="Loma" style:font-pitch="variable"/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81cm" svg:stroke-color="#3399ff" draw:marker-start-width="0.321cm" draw:marker-end-width="0.321cm" draw:fill="none" draw:fill-color="#ffffff" draw:textarea-vertical-align="middle" fo:min-height="1.242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3399ff" draw:marker-start-width="0.321cm" draw:marker-end-width="0.321cm" draw:fill="solid" draw:fill-color="#ffffff" draw:textarea-vertical-align="middle" fo:min-height="1.373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3399ff" draw:marker-start-width="0.321cm" draw:marker-end-width="0.321cm" draw:fill="none" draw:fill-color="#ffffff" draw:textarea-vertical-align="middle" fo:min-height="1.493cm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0066ff" draw:marker-start-width="0.321cm" draw:marker-end-width="0.321cm" draw:fill="solid" draw:fill-color="#0066ff" draw:textarea-vertical-align="middle" fo:min-height="1.373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9933ff" draw:marker-start-width="0.321cm" draw:marker-end-width="0.321cm" draw:fill="solid" draw:fill-color="#9933ff" draw:textarea-vertical-align="middle" fo:min-height="1.348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ff9900" draw:marker-start-width="0.321cm" draw:marker-end-width="0.321cm" draw:fill="solid" draw:fill-color="#ff9900" draw:textarea-vertical-align="middle" fo:min-height="1.373cm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81cm" svg:stroke-color="#3399ff" draw:marker-start-width="0.321cm" draw:marker-end-width="0.321cm" draw:fill="none" draw:fill-color="#ffffff" draw:textarea-vertical-align="middle" fo:min-height="1.348cm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3399ff" draw:marker-start-width="0.321cm" draw:marker-end-width="0.321cm" draw:fill="solid" draw:fill-color="#ffffff" draw:textarea-vertical-align="middle" fo:min-height="1.403cm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00cc33" draw:marker-start-width="0.321cm" draw:marker-end-width="0.321cm" draw:fill="solid" draw:fill-color="#00cc00" draw:textarea-vertical-align="middle" fo:min-height="1.373cm" fo:padding-top="0.165cm" fo:padding-bottom="0.165cm" fo:padding-left="0.29cm" fo:padding-right="0.29cm"/>
    </style:style>
    <style:style style:name="gr1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81cm" svg:stroke-color="#3399ff" draw:marker-start-width="0.321cm" draw:marker-end-width="0.321cm" draw:fill="solid" draw:fill-color="#ffffff" draw:textarea-vertical-align="middle" fo:min-height="1.242cm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text-align="center"/>
      <style:text-properties fo:color="#0066ff" style:font-name="Lato Black" fo:font-size="10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fo:color="#0066ff" style:font-name="Lato Black" fo:font-size="10pt" fo:font-weight="normal" style:font-size-asian="9pt" style:font-weight-asian="normal" style:font-size-complex="9pt" style:font-weight-complex="normal"/>
    </style:style>
    <style:style style:name="P4" style:family="paragraph">
      <loext:graphic-properties draw:fill="solid" draw:fill-color="#ffffff"/>
      <style:paragraph-properties fo:text-align="center"/>
      <style:text-properties fo:color="#0066ff" style:font-name="Lato Black" fo:font-size="10pt" fo:font-weight="normal" style:font-size-asian="9pt" style:font-weight-asian="normal" style:font-size-complex="9pt" style:font-weight-complex="normal"/>
    </style:style>
    <style:style style:name="P5" style:family="paragraph">
      <style:paragraph-properties fo:text-align="center"/>
      <style:text-properties fo:color="#ffffff" style:font-name="Lato Black" fo:font-size="12pt" fo:font-weight="bold" fo:background-color="transparent" style:font-size-asian="10pt" style:font-weight-asian="bold" style:font-size-complex="10pt" style:font-weight-complex="bold"/>
    </style:style>
    <style:style style:name="P6" style:family="paragraph">
      <loext:graphic-properties draw:fill="solid" draw:fill-color="#0066ff"/>
      <style:paragraph-properties fo:text-align="center"/>
      <style:text-properties fo:color="#ffffff" style:font-name="Lato Black" fo:font-size="12pt" fo:font-weight="bold" fo:background-color="transparent" style:font-size-asian="10pt" style:font-weight-asian="bold" style:font-size-complex="10pt" style:font-weight-complex="bold"/>
    </style:style>
    <style:style style:name="P7" style:family="paragraph">
      <loext:graphic-properties draw:fill="solid" draw:fill-color="#9933ff"/>
      <style:paragraph-properties fo:text-align="center"/>
      <style:text-properties fo:color="#ffffff" style:font-name="Lato Black" fo:font-size="12pt" fo:font-weight="bold" fo:background-color="transparent" style:font-size-asian="10pt" style:font-weight-asian="bold" style:font-size-complex="10pt" style:font-weight-complex="bold"/>
    </style:style>
    <style:style style:name="P8" style:family="paragraph">
      <loext:graphic-properties draw:fill="solid" draw:fill-color="#ff9900"/>
      <style:paragraph-properties fo:text-align="center"/>
      <style:text-properties fo:color="#ffffff" style:font-name="Lato Black" fo:font-size="12pt" fo:font-weight="bold" fo:background-color="transparent" style:font-size-asian="10pt" style:font-weight-asian="bold" style:font-size-complex="10pt" style:font-weight-complex="bold"/>
    </style:style>
    <style:style style:name="P9" style:family="paragraph">
      <loext:graphic-properties draw:fill="solid" draw:fill-color="#00cc00"/>
      <style:paragraph-properties fo:text-align="center"/>
      <style:text-properties fo:color="#ffffff" style:font-name="Lato Black" fo:font-size="12pt" fo:font-weight="bold" fo:background-color="transparent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style:font-name="Lato Black" fo:font-size="10pt"/>
    </style:style>
    <style:style style:name="T1" style:family="text">
      <style:text-properties fo:color="#0066ff" fo:font-weight="normal" style:font-weight-asian="normal" style:font-weight-complex="normal"/>
    </style:style>
    <style:style style:name="T2" style:family="text">
      <style:text-properties fo:color="#ffffff" fo:font-weight="bold" fo:background-color="transparent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measurelines" draw:line-skew="-0.623cm" svg:x1="15.986cm" svg:y1="18.771cm" svg:x2="14.892cm" svg:y2="18.756cm" draw:start-shape="id1" draw:start-glue-point="3" draw:end-shape="id2" draw:end-glue-point="1" svg:d="M15986 18771h-1170v-15h76" svg:viewBox="0 0 1171 16">
          <text:p/>
        </draw:connector>
        <draw:connector draw:style-name="gr1" draw:text-style-name="P1" draw:layer="measurelines" draw:line-skew="-0.487cm" svg:x1="15.977cm" svg:y1="11.479cm" svg:x2="14.683cm" svg:y2="11.464cm" svg:d="M15977 11479h-1134v-15h-160" svg:viewBox="0 0 1295 16">
          <text:p/>
        </draw:connector>
        <draw:frame draw:style-name="gr2" draw:text-style-name="P3" xml:id="id6" draw:id="id6" draw:layer="layout" svg:width="3.698cm" svg:height="1.6cm" svg:x="5.066cm" svg:y="11.773cm">
          <draw:text-box>
            <text:p text:style-name="P2"><text:span text:style-name="T1">Public or private commercial website</text:span></text:p>
          </draw:text-box>
        </draw:frame>
        <draw:frame draw:style-name="gr3" draw:text-style-name="P4" xml:id="id10" draw:id="id10" draw:layer="layout" svg:width="4.89cm" svg:height="1.703cm" svg:x="9.999cm" svg:y="10.652cm">
          <draw:text-box>
            <text:p text:style-name="P2"><text:span text:style-name="T1">I have one website on one domain and one developer</text:span></text:p>
          </draw:text-box>
        </draw:frame>
        <draw:frame draw:style-name="gr4" draw:text-style-name="P3" xml:id="id9" draw:id="id9" draw:layer="layout" svg:width="4.89cm" svg:height="1.823cm" svg:x="10cm" svg:y="13.053cm">
          <draw:text-box>
            <text:p text:style-name="P2"><text:span text:style-name="T1">I have more than one website or more than one domain, up to 3 developers</text:span></text:p>
          </draw:text-box>
        </draw:frame>
        <draw:frame draw:style-name="gr5" draw:text-style-name="P6" draw:layer="layout" svg:width="4.891cm" svg:height="1.703cm" svg:x="16.01cm" svg:y="10.652cm">
          <draw:text-box>
            <text:p text:style-name="P5"><text:span text:style-name="T2">Single license</text:span></text:p>
          </draw:text-box>
        </draw:frame>
        <draw:frame draw:style-name="gr5" draw:text-style-name="P6" draw:layer="layout" svg:width="4.891cm" svg:height="1.703cm" svg:x="16.011cm" svg:y="13.065cm">
          <draw:text-box>
            <text:p text:style-name="P5"><text:span text:style-name="T2">Multisite license</text:span></text:p>
          </draw:text-box>
        </draw:frame>
        <draw:frame draw:style-name="gr6" draw:text-style-name="P7" xml:id="id8" draw:id="id8" draw:layer="layout" svg:width="4.891cm" svg:height="1.678cm" svg:x="15.986cm" svg:y="15.505cm">
          <draw:text-box>
            <text:p text:style-name="P5"><text:span text:style-name="T2">SaaS license</text:span></text:p>
          </draw:text-box>
        </draw:frame>
        <draw:frame draw:style-name="gr7" draw:text-style-name="P8" xml:id="id1" draw:id="id1" draw:layer="layout" svg:width="4.891cm" svg:height="1.703cm" svg:x="15.986cm" svg:y="17.92cm">
          <draw:text-box>
            <text:p text:style-name="P5"><text:span text:style-name="T2">OEM license</text:span></text:p>
          </draw:text-box>
        </draw:frame>
        <draw:frame draw:style-name="gr8" draw:text-style-name="P3" xml:id="id7" draw:id="id7" draw:layer="layout" svg:width="4.89cm" svg:height="1.678cm" svg:x="10.001cm" svg:y="15.505cm">
          <draw:text-box>
            <text:p text:style-name="P2"><text:span text:style-name="T1">I host my application on my own server and do not distribute it</text:span></text:p>
          </draw:text-box>
        </draw:frame>
        <draw:frame draw:style-name="gr9" draw:text-style-name="P4" xml:id="id2" draw:id="id2" draw:layer="layout" svg:width="4.89cm" svg:height="1.733cm" svg:x="10.002cm" svg:y="17.89cm">
          <draw:text-box>
            <text:p text:style-name="P2"><text:span text:style-name="T1">Application is downloadable by end users (customers)</text:span></text:p>
          </draw:text-box>
        </draw:frame>
        <draw:frame draw:style-name="gr2" draw:text-style-name="P3" xml:id="id5" draw:id="id5" draw:layer="layout" svg:width="3.698cm" svg:height="1.6cm" svg:x="5.048cm" svg:y="16.795cm">
          <draw:text-box>
            <text:p text:style-name="P2"><text:span text:style-name="T1">SaaS or application available for end users</text:span></text:p>
          </draw:text-box>
        </draw:frame>
        <draw:frame draw:style-name="gr2" draw:text-style-name="P3" xml:id="id4" draw:id="id4" draw:layer="measurelines" svg:width="3.698cm" svg:height="1.572cm" svg:x="0.066cm" svg:y="13.272cm">
          <draw:text-box>
            <text:p text:style-name="P2"><text:span text:style-name="T1">I want to use xeokit components in...</text:span></text:p>
          </draw:text-box>
        </draw:frame>
        <draw:frame draw:style-name="gr10" draw:text-style-name="P9" xml:id="id11" draw:id="id11" draw:layer="measurelines" svg:width="4.891cm" svg:height="1.703cm" svg:x="16.011cm" svg:y="8.329cm">
          <draw:text-box>
            <text:p text:style-name="P5"><text:span text:style-name="T2">Free GPLV3 license</text:span></text:p>
          </draw:text-box>
        </draw:frame>
        <draw:connector draw:style-name="gr11" draw:text-style-name="P10" draw:layer="measurelines" draw:line-skew="0.014cm" svg:x1="5.066cm" svg:y1="9.173cm" svg:x2="3.764cm" svg:y2="14.058cm" draw:start-shape="id3" draw:start-glue-point="3" draw:end-shape="id4" draw:end-glue-point="1" svg:d="M5066 9173h-637v4885h-665" svg:viewBox="0 0 1303 4886">
          <text:p/>
        </draw:connector>
        <draw:connector draw:style-name="gr11" draw:text-style-name="P10" draw:layer="measurelines" draw:line-skew="0.023cm" svg:x1="5.048cm" svg:y1="17.595cm" svg:x2="3.764cm" svg:y2="14.058cm" draw:start-shape="id5" draw:start-glue-point="3" draw:end-shape="id4" draw:end-glue-point="1" svg:d="M5048 17595h-619v-3537h-665" svg:viewBox="0 0 1285 3538">
          <text:p/>
        </draw:connector>
        <draw:connector draw:style-name="gr11" draw:text-style-name="P10" draw:layer="measurelines" draw:line-skew="0.014cm" svg:x1="5.066cm" svg:y1="12.573cm" svg:x2="3.764cm" svg:y2="14.058cm" draw:start-shape="id6" draw:start-glue-point="3" draw:end-shape="id4" draw:end-glue-point="1" svg:d="M5066 12573h-637v1485h-665" svg:viewBox="0 0 1303 1486">
          <text:p/>
        </draw:connector>
        <draw:connector draw:style-name="gr11" draw:text-style-name="P10" draw:layer="measurelines" draw:line-skew="-0.019cm" svg:x1="10.002cm" svg:y1="18.756cm" svg:x2="8.746cm" svg:y2="17.595cm" draw:start-shape="id2" draw:start-glue-point="3" draw:end-shape="id5" draw:end-glue-point="1" svg:d="M10002 18756h-647v-1161h-609" svg:viewBox="0 0 1257 1162">
          <text:p/>
        </draw:connector>
        <draw:connector draw:style-name="gr11" draw:text-style-name="P10" draw:layer="measurelines" draw:line-skew="0.252cm" svg:x1="10.001cm" svg:y1="16.344cm" svg:x2="8.746cm" svg:y2="17.595cm" draw:start-shape="id7" draw:start-glue-point="3" svg:d="M10001 16344h-646v1251h-609" svg:viewBox="0 0 1256 1252">
          <text:p/>
        </draw:connector>
        <draw:connector draw:style-name="gr1" draw:text-style-name="P1" draw:layer="measurelines" svg:x1="15.986cm" svg:y1="16.344cm" svg:x2="14.891cm" svg:y2="16.344cm" draw:start-shape="id8" draw:start-glue-point="3" draw:end-shape="id7" draw:end-glue-point="1" svg:d="M15986 16344h-1095" svg:viewBox="0 0 1096 1">
          <text:p/>
        </draw:connector>
        <draw:connector draw:style-name="gr11" draw:text-style-name="P10" draw:layer="measurelines" svg:x1="10cm" svg:y1="13.964cm" svg:x2="9.26cm" svg:y2="12.58cm" draw:start-shape="id9" draw:start-glue-point="3" svg:d="M10000 13964h-640v-1384h-100" svg:viewBox="0 0 741 1385">
          <text:p/>
        </draw:connector>
        <draw:connector draw:style-name="gr11" draw:text-style-name="P10" draw:layer="measurelines" draw:line-skew="0.253cm" svg:x1="9.999cm" svg:y1="11.503cm" svg:x2="8.746cm" svg:y2="12.595cm" draw:start-shape="id10" draw:start-glue-point="3" svg:d="M9999 11503h-644v1092h-609" svg:viewBox="0 0 1254 1093">
          <text:p/>
        </draw:connector>
        <draw:connector draw:style-name="gr12" draw:text-style-name="P1" draw:layer="measurelines" draw:line-skew="-4.149cm" svg:x1="16.011cm" svg:y1="9.18cm" svg:x2="8.764cm" svg:y2="9.173cm" draw:start-shape="id11" draw:start-glue-point="3" draw:end-shape="id3" draw:end-glue-point="1" svg:d="M16011 9180h-7772v-7h525" svg:viewBox="0 0 7773 8">
          <text:p/>
        </draw:connector>
        <draw:connector draw:style-name="gr1" draw:text-style-name="P1" draw:layer="measurelines" svg:x1="15.977cm" svg:y1="13.979cm" svg:x2="14.89cm" svg:y2="13.964cm" draw:end-shape="id9" draw:end-glue-point="1" svg:d="M15977 13979h-273v-15h-814" svg:viewBox="0 0 1088 16">
          <text:p/>
        </draw:connector>
        <draw:frame draw:style-name="gr13" draw:text-style-name="P4" xml:id="id3" draw:id="id3" draw:layer="measurelines" svg:width="3.698cm" svg:height="1.572cm" svg:x="5.066cm" svg:y="8.387cm">
          <draw:text-box>
            <text:p text:style-name="P2"><text:span text:style-name="T1">Student or hobby pro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pitch="variable"/>
    <style:font-face style:name="Loma" svg:font-family="Loma" style:font-pitch="variable"/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037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21:20:48.278551247</meta:creation-date>
    <dc:date>2019-06-02T22:34:04.135992388</dc:date>
    <meta:editing-duration>PT25M24S</meta:editing-duration>
    <meta:editing-cycles>5</meta:editing-cycles>
    <meta:generator>LibreOffice/5.1.6.2$Linux_X86_64 LibreOffice_project/10m0$Build-2</meta:generator>
    <meta:document-statistic meta:object-count="25"/>
  </office:meta>
</office:document-meta>
</file>